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7.906cm"/>
    </style:style>
    <style:style style:name="co3" style:family="table-column">
      <style:table-column-properties fo:break-before="auto" style:column-width="2.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ASISTENCIA_20_RESUMEN">
      <style:table-properties table:display="true" style:writing-mode="lr-tb"/>
    </style:style>
    <style:style style:name="ta2" style:family="table" style:master-page-name="PageStyle_5f_ASISTENCIA_20_COMPLETO">
      <style:table-properties table:display="true" style:writing-mode="lr-tb"/>
    </style:style>
    <style:style style:name="ta3" style:family="table" style:master-page-name="PageStyle_5f_OBSERVACIONES">
      <style:table-properties table:display="true" style:writing-mode="lr-tb"/>
    </style:style>
    <style:style style:name="ce1" style:family="table-cell" style:parent-style-name="Default">
      <style:table-cell-properties fo:background-color="#4caf50"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4caf5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ISTENCIA RESUME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1" table:number-columns-repeated="5" table:default-cell-style-name="Default"/>
        <table:table-column table:style-name="co1" table:number-columns-repeated="101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N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ONSO, RODRIGO EZEQUIEL</text:p>
          </table:table-cell>
          <table:table-cell office:value-type="float" office:value="34142534" calcext:value-type="float">
            <text:p>3414253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uma Federico</text:p>
          </table:table-cell>
          <table:table-cell office:value-type="float" office:value="36159944" calcext:value-type="float">
            <text:p>3615994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ADE, CRISTIAN MARTIN</text:p>
          </table:table-cell>
          <table:table-cell office:value-type="float" office:value="37181057" calcext:value-type="float">
            <text:p>37181057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ANDA LUCIANA FLORENCIA</text:p>
          </table:table-cell>
          <table:table-cell office:value-type="float" office:value="35974947" calcext:value-type="float">
            <text:p>35974947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CA IVAN EDGARDO</text:p>
          </table:table-cell>
          <table:table-cell office:value-type="float" office:value="36536685" calcext:value-type="float">
            <text:p>3653668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TELLONE, MATIAS ARIEL</text:p>
          </table:table-cell>
          <table:table-cell office:value-type="float" office:value="37123993" calcext:value-type="float">
            <text:p>37123993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YARRI, JENNIFER YVONNE</text:p>
          </table:table-cell>
          <table:table-cell office:value-type="float" office:value="38267966" calcext:value-type="float">
            <text:p>3826796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navento, Sergio</text:p>
          </table:table-cell>
          <table:table-cell office:value-type="float" office:value="33293881" calcext:value-type="float">
            <text:p>3329388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ZZONI BIALE, ARIEL NICOLAS</text:p>
          </table:table-cell>
          <table:table-cell office:value-type="float" office:value="41138235" calcext:value-type="float">
            <text:p>4113823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NOVALE, PABLO EZEQUIEL</text:p>
          </table:table-cell>
          <table:table-cell office:value-type="float" office:value="33116185" calcext:value-type="float">
            <text:p>33116185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STILLO,TOMAS EUGENIO</text:p>
          </table:table-cell>
          <table:table-cell office:value-type="float" office:value="39769558" calcext:value-type="float">
            <text:p>39769558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VICCHIOLI, LARA JAZMIN</text:p>
          </table:table-cell>
          <table:table-cell office:value-type="float" office:value="40024525" calcext:value-type="float">
            <text:p>40024525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ADINI, GONZALO FABIAN</text:p>
          </table:table-cell>
          <table:table-cell office:value-type="float" office:value="38946395" calcext:value-type="float">
            <text:p>38946395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ASSOLO, FACUNDO GONZALO</text:p>
          </table:table-cell>
          <table:table-cell office:value-type="float" office:value="38928949" calcext:value-type="float">
            <text:p>38928949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YC JUAN FEDERICO</text:p>
          </table:table-cell>
          <table:table-cell office:value-type="float" office:value="36538280" calcext:value-type="float">
            <text:p>3653828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GOSTA, JEREMIAS AGUSTIN</text:p>
          </table:table-cell>
          <table:table-cell office:value-type="float" office:value="34559100" calcext:value-type="float">
            <text:p>3455910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L VERME, TOMAS</text:p>
          </table:table-cell>
          <table:table-cell office:value-type="float" office:value="40955180" calcext:value-type="float">
            <text:p>4095518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 ARIAS, AXEL</text:p>
          </table:table-cell>
          <table:table-cell office:value-type="float" office:value="39790156" calcext:value-type="float">
            <text:p>39790156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ANNA, MATIAS EZEQUIEL</text:p>
          </table:table-cell>
          <table:table-cell office:value-type="float" office:value="35202202" calcext:value-type="float">
            <text:p>3520220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ZERIO, SANDRO SEBASTIAN</text:p>
          </table:table-cell>
          <table:table-cell office:value-type="float" office:value="35946018" calcext:value-type="float">
            <text:p>35946018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 GIACOMO GASTON FEDERICO</text:p>
          </table:table-cell>
          <table:table-cell office:value-type="float" office:value="36075262" calcext:value-type="float">
            <text:p>3607526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RTONA, AGUSTIN OSCAR</text:p>
          </table:table-cell>
          <table:table-cell office:value-type="float" office:value="36714539" calcext:value-type="float">
            <text:p>367145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COBAR, FABIAN NORBERTO</text:p>
          </table:table-cell>
          <table:table-cell office:value-type="float" office:value="39210915" calcext:value-type="float">
            <text:p>39210915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IGARRIBIA, EMMANUEL MAXIMILIANO</text:p>
          </table:table-cell>
          <table:table-cell office:value-type="float" office:value="38531035" calcext:value-type="float">
            <text:p>3853103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MIGLIETTI, CRISTIAN JAVIER</text:p>
          </table:table-cell>
          <table:table-cell office:value-type="float" office:value="29824170" calcext:value-type="float">
            <text:p>2982417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RRARESE, MARTIN</text:p>
          </table:table-cell>
          <table:table-cell office:value-type="float" office:value="36073729" calcext:value-type="float">
            <text:p>36073729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IGUEREDO, NICOLAS LEANDRO</text:p>
          </table:table-cell>
          <table:table-cell office:value-type="float" office:value="40379010" calcext:value-type="float">
            <text:p>4037901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GUEROA, MATIAS FERNANDO CRISTOBAL</text:p>
          </table:table-cell>
          <table:table-cell office:value-type="float" office:value="37442782" calcext:value-type="float">
            <text:p>37442782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LORES GABRIEL ALEJANDRO</text:p>
          </table:table-cell>
          <table:table-cell office:value-type="float" office:value="35957073" calcext:value-type="float">
            <text:p>3595707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LORES, CRISTIAN ROBERTO</text:p>
          </table:table-cell>
          <table:table-cell office:value-type="float" office:value="37787914" calcext:value-type="float">
            <text:p>37787914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RITZ, BRAIAN NICOLAS</text:p>
          </table:table-cell>
          <table:table-cell office:value-type="float" office:value="38130321" calcext:value-type="float">
            <text:p>38130321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UNES, HERNAN JAVIER</text:p>
          </table:table-cell>
          <table:table-cell office:value-type="float" office:value="31805089" calcext:value-type="float">
            <text:p>31805089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SIOR, FEDERICO MAURO</text:p>
          </table:table-cell>
          <table:table-cell office:value-type="float" office:value="37120807" calcext:value-type="float">
            <text:p>37120807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IUPPONI JOAQUIN EMILIO</text:p>
          </table:table-cell>
          <table:table-cell office:value-type="float" office:value="36512840" calcext:value-type="float">
            <text:p>3651284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OLIK GASTON EZEQUIEL</text:p>
          </table:table-cell>
          <table:table-cell office:value-type="float" office:value="36798962" calcext:value-type="float">
            <text:p>36798962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OMEZ, NICOLAS EDUARDO</text:p>
          </table:table-cell>
          <table:table-cell office:value-type="float" office:value="39413982" calcext:value-type="float">
            <text:p>39413982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NZALEZ ESCURRA, GUSTAVO</text:p>
          </table:table-cell>
          <table:table-cell office:value-type="float" office:value="94490934" calcext:value-type="float">
            <text:p>9449093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ONZALEZ GERARDO JAVIER</text:p>
          </table:table-cell>
          <table:table-cell office:value-type="float" office:value="29532068" calcext:value-type="float">
            <text:p>2953206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ONZALEZ, DAVID FABIAN</text:p>
          </table:table-cell>
          <table:table-cell office:value-type="float" office:value="32009373" calcext:value-type="float">
            <text:p>32009373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UAYTA, PABLO GABRIEL</text:p>
          </table:table-cell>
          <table:table-cell office:value-type="float" office:value="39879820" calcext:value-type="float">
            <text:p>3987982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UTIERREZ, RUBEN DARIO</text:p>
          </table:table-cell>
          <table:table-cell office:value-type="float" office:value="36200355" calcext:value-type="float">
            <text:p>36200355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BACETA, <text:s/>LEANDRO LEONEL</text:p>
          </table:table-cell>
          <table:table-cell office:value-type="float" office:value="37206999" calcext:value-type="float">
            <text:p>372069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BARRA, GERARDO DARIO</text:p>
          </table:table-cell>
          <table:table-cell office:value-type="float" office:value="33530202" calcext:value-type="float">
            <text:p>33530202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ZAGUIRRE RODRIGUEZ, ALAN JOEL</text:p>
          </table:table-cell>
          <table:table-cell office:value-type="float" office:value="39347235" calcext:value-type="float">
            <text:p>39347235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LID. FERNANDO DANIEL</text:p>
          </table:table-cell>
          <table:table-cell office:value-type="float" office:value="36083826" calcext:value-type="float">
            <text:p>36083826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ucic, Florencia</text:p>
          </table:table-cell>
          <table:table-cell office:value-type="float" office:value="37247956" calcext:value-type="float">
            <text:p>37247956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LL, MATIAS NICOLAS</text:p>
          </table:table-cell>
          <table:table-cell office:value-type="float" office:value="38819912" calcext:value-type="float">
            <text:p>38819912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NGO, LAUTARO ARIEL</text:p>
          </table:table-cell>
          <table:table-cell office:value-type="float" office:value="33745357" calcext:value-type="float">
            <text:p>33745357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PEZ, FERNANDO DAMIAN</text:p>
          </table:table-cell>
          <table:table-cell office:value-type="float" office:value="31272131" calcext:value-type="float">
            <text:p>31272131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OPEZ, PABLO JOEL</text:p>
          </table:table-cell>
          <table:table-cell office:value-type="float" office:value="39154213" calcext:value-type="float">
            <text:p>39154213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RTINEZ, JULIAN ARIEL</text:p>
          </table:table-cell>
          <table:table-cell office:value-type="float" office:value="38456381" calcext:value-type="float">
            <text:p>38456381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ULELLA. PABLO EZEQUIEL</text:p>
          </table:table-cell>
          <table:table-cell office:value-type="float" office:value="34374330" calcext:value-type="float">
            <text:p>34374330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ENEGHINI, DANIEL MAXIMILIANO EZEQUIEL</text:p>
          </table:table-cell>
          <table:table-cell office:value-type="float" office:value="38841427" calcext:value-type="float">
            <text:p>38841427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RCADO, MAXIMILIANO NAHUEL</text:p>
          </table:table-cell>
          <table:table-cell office:value-type="float" office:value="37250369" calcext:value-type="float">
            <text:p>3725036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RINO, MATÍAS</text:p>
          </table:table-cell>
          <table:table-cell office:value-type="float" office:value="35970494" calcext:value-type="float">
            <text:p>35970494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DALI, BRUNO GASTON</text:p>
          </table:table-cell>
          <table:table-cell office:value-type="float" office:value="35538322" calcext:value-type="float">
            <text:p>35538322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RALES PEÑA, PABLO GABRIEL</text:p>
          </table:table-cell>
          <table:table-cell office:value-type="float" office:value="36159514" calcext:value-type="float">
            <text:p>36159514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ESTROJIL, LUCAS NAHUEL</text:p>
          </table:table-cell>
          <table:table-cell office:value-type="float" office:value="36992179" calcext:value-type="float">
            <text:p>36992179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ICOLOSO, LUCAS</text:p>
          </table:table-cell>
          <table:table-cell office:value-type="float" office:value="37020494" calcext:value-type="float">
            <text:p>37020494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CCHI MARTIN ALEJANDRO</text:p>
          </table:table-cell>
          <table:table-cell office:value-type="float" office:value="34375738" calcext:value-type="float">
            <text:p>34375738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JEDA MARIANA ELIZABETH</text:p>
          </table:table-cell>
          <table:table-cell office:value-type="float" office:value="35902635" calcext:value-type="float">
            <text:p>35902635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OPOLI, JUAN JOSE</text:p>
          </table:table-cell>
          <table:table-cell office:value-type="float" office:value="36982208" calcext:value-type="float">
            <text:p>369822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NDULLO, MATIAS</text:p>
          </table:table-cell>
          <table:table-cell office:value-type="float" office:value="31070596" calcext:value-type="float">
            <text:p>31070596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VAN SARQUIS, ESTEBAN</text:p>
          </table:table-cell>
          <table:table-cell office:value-type="float" office:value="38166476" calcext:value-type="float">
            <text:p>38166476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REZ MAXIMILIANO, JESUS HERNAN</text:p>
          </table:table-cell>
          <table:table-cell office:value-type="float" office:value="35254846" calcext:value-type="float">
            <text:p>3525484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ILECI, PABLO SEBASTIAN</text:p>
          </table:table-cell>
          <table:table-cell office:value-type="float" office:value="33442839" calcext:value-type="float">
            <text:p>33442839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IN ETCHAVE ELEAZAR PATRICIO</text:p>
          </table:table-cell>
          <table:table-cell office:value-type="float" office:value="35532465" calcext:value-type="float">
            <text:p>35532465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UEIROLO, FERNANDO EZEQUIEL</text:p>
          </table:table-cell>
          <table:table-cell office:value-type="float" office:value="39771635" calcext:value-type="float">
            <text:p>3977163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AIMONDO, PABLO ANDRES</text:p>
          </table:table-cell>
          <table:table-cell office:value-type="float" office:value="38991632" calcext:value-type="float">
            <text:p>38991632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YNOSO, THOMAS IGNACIO</text:p>
          </table:table-cell>
          <table:table-cell office:value-type="float" office:value="39332450" calcext:value-type="float">
            <text:p>3933245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OBLES EZEQUIEL MARTIN</text:p>
          </table:table-cell>
          <table:table-cell office:value-type="float" office:value="36275345" calcext:value-type="float">
            <text:p>3627534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ODRIGUEZ GABRIEL ALFONSO</text:p>
          </table:table-cell>
          <table:table-cell office:value-type="float" office:value="36822462" calcext:value-type="float">
            <text:p>36822462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ODRIGUEZ, MATIAS SEBASTIAN</text:p>
          </table:table-cell>
          <table:table-cell office:value-type="float" office:value="34364579" calcext:value-type="float">
            <text:p>34364579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ODRIGUEZ, SILVANA EDITH</text:p>
          </table:table-cell>
          <table:table-cell office:value-type="float" office:value="35142751" calcext:value-type="float">
            <text:p>3514275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OJAS STOLL, HECTOR CARLOS</text:p>
          </table:table-cell>
          <table:table-cell office:value-type="float" office:value="94448064" calcext:value-type="float">
            <text:p>94448064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ALMIN, SILVIO ANDRES</text:p>
          </table:table-cell>
          <table:table-cell office:value-type="float" office:value="32822781" calcext:value-type="float">
            <text:p>32822781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LVA, RICARDO NICOLAS</text:p>
          </table:table-cell>
          <table:table-cell office:value-type="float" office:value="38142454" calcext:value-type="float">
            <text:p>3814245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MPAYO, RODRIGO MARTIN</text:p>
          </table:table-cell>
          <table:table-cell office:value-type="float" office:value="35071602" calcext:value-type="float">
            <text:p>35071602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ANDOVAL ARIEL EDUARDO</text:p>
          </table:table-cell>
          <table:table-cell office:value-type="float" office:value="36597077" calcext:value-type="float">
            <text:p>36597077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APAYA, NICOLAS MARTIN</text:p>
          </table:table-cell>
          <table:table-cell office:value-type="float" office:value="38319489" calcext:value-type="float">
            <text:p>3831948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ERRANO, ALEX</text:p>
          </table:table-cell>
          <table:table-cell office:value-type="float" office:value="37860875" calcext:value-type="float">
            <text:p>37860875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LVESTRI, VALERIA AYELEN</text:p>
          </table:table-cell>
          <table:table-cell office:value-type="float" office:value="39912062" calcext:value-type="float">
            <text:p>39912062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RRABE MAXIMILIANO LUIS</text:p>
          </table:table-cell>
          <table:table-cell office:value-type="float" office:value="36846529" calcext:value-type="float">
            <text:p>36846529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EJERINA, EZEQUIEL</text:p>
          </table:table-cell>
          <table:table-cell office:value-type="float" office:value="39268074" calcext:value-type="float">
            <text:p>39268074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ILLAR, ROMINA PAOLA</text:p>
          </table:table-cell>
          <table:table-cell office:value-type="float" office:value="28238933" calcext:value-type="float">
            <text:p>28238933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CINO, JUAN JOSE</text:p>
          </table:table-cell>
          <table:table-cell office:value-type="float" office:value="38617339" calcext:value-type="float">
            <text:p>38617339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MAINO, MATIAS SEBASTIAN</text:p>
          </table:table-cell>
          <table:table-cell office:value-type="float" office:value="37243228" calcext:value-type="float">
            <text:p>37243228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ROTTA, MAURO ARIEL</text:p>
          </table:table-cell>
          <table:table-cell office:value-type="float" office:value="36070412" calcext:value-type="float">
            <text:p>36070412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BILLOS, MATIAS AGUSTIN</text:p>
          </table:table-cell>
          <table:table-cell office:value-type="float" office:value="32236740" calcext:value-type="float">
            <text:p>32236740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ARGAS, JUAN GABRIEL</text:p>
          </table:table-cell>
          <table:table-cell office:value-type="float" office:value="38059006" calcext:value-type="float">
            <text:p>38059006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AZQUEZ, FERNANDO NICOLAS</text:p>
          </table:table-cell>
          <table:table-cell office:value-type="float" office:value="35423384" calcext:value-type="float">
            <text:p>3542338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IGIANI, GUIDO</text:p>
          </table:table-cell>
          <table:table-cell office:value-type="float" office:value="35234985" calcext:value-type="float">
            <text:p>35234985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INCI, DAMIAN FERNANDO</text:p>
          </table:table-cell>
          <table:table-cell office:value-type="float" office:value="30603450" calcext:value-type="float">
            <text:p>30603450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ZIMARINO, GUILLERMO TOMAS</text:p>
          </table:table-cell>
          <table:table-cell office:value-type="float" office:value="37541442" calcext:value-type="float">
            <text:p>37541442</text:p>
          </table:table-cell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ISTENCIA COMPLETO" table:style-name="ta2">
        <table:table-column table:style-name="co1" table:number-columns-repeated="1024" table:default-cell-style-name="ce3"/>
        <table:table-row table:style-name="ro2">
          <table:table-cell table:style-name="ce4" office:value-type="string" calcext:value-type="string">
            <text:p>Curso</text:p>
          </table:table-cell>
          <table:table-cell table:style-name="ce4" office:value-type="string" calcext:value-type="string">
            <text:p>Comision</text:p>
          </table:table-cell>
          <table:table-cell table:style-name="ce4" office:value-type="string" calcext:value-type="string">
            <text:p>Usuario</text:p>
          </table:table-cell>
          <table:table-cell table:style-name="ce4" office:value-type="string" calcext:value-type="string">
            <text:p>Nombre_Alumno</text:p>
          </table:table-cell>
          <table:table-cell table:style-name="ce4" office:value-type="string" calcext:value-type="string">
            <text:p>DNI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Esta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4142534" calcext:value-type="float">
            <text:p>34142534</text:p>
          </table:table-cell>
          <table:table-cell office:value-type="string" calcext:value-type="string">
            <text:p>ALONSO, RODRIGO EZEQUIEL</text:p>
          </table:table-cell>
          <table:table-cell office:value-type="float" office:value="34142534" calcext:value-type="float">
            <text:p>3414253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159944" calcext:value-type="float">
            <text:p>36159944</text:p>
          </table:table-cell>
          <table:table-cell office:value-type="string" calcext:value-type="string">
            <text:p>Aluma Federico</text:p>
          </table:table-cell>
          <table:table-cell office:value-type="float" office:value="36159944" calcext:value-type="float">
            <text:p>3615994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181057" calcext:value-type="float">
            <text:p>37181057</text:p>
          </table:table-cell>
          <table:table-cell office:value-type="string" calcext:value-type="string">
            <text:p>ANDRADE, CRISTIAN MARTIN</text:p>
          </table:table-cell>
          <table:table-cell office:value-type="float" office:value="37181057" calcext:value-type="float">
            <text:p>37181057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974947" calcext:value-type="float">
            <text:p>35974947</text:p>
          </table:table-cell>
          <table:table-cell office:value-type="string" calcext:value-type="string">
            <text:p>ARANDA LUCIANA FLORENCIA</text:p>
          </table:table-cell>
          <table:table-cell office:value-type="float" office:value="35974947" calcext:value-type="float">
            <text:p>35974947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536685" calcext:value-type="float">
            <text:p>36536685</text:p>
          </table:table-cell>
          <table:table-cell office:value-type="string" calcext:value-type="string">
            <text:p>BACA IVAN EDGARDO</text:p>
          </table:table-cell>
          <table:table-cell office:value-type="float" office:value="36536685" calcext:value-type="float">
            <text:p>3653668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123993" calcext:value-type="float">
            <text:p>37123993</text:p>
          </table:table-cell>
          <table:table-cell office:value-type="string" calcext:value-type="string">
            <text:p>BARTELLONE, MATIAS ARIEL</text:p>
          </table:table-cell>
          <table:table-cell office:value-type="float" office:value="37123993" calcext:value-type="float">
            <text:p>37123993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267966" calcext:value-type="float">
            <text:p>38267966</text:p>
          </table:table-cell>
          <table:table-cell office:value-type="string" calcext:value-type="string">
            <text:p>BAYARRI, JENNIFER YVONNE</text:p>
          </table:table-cell>
          <table:table-cell office:value-type="float" office:value="38267966" calcext:value-type="float">
            <text:p>38267966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3293881" calcext:value-type="float">
            <text:p>33293881</text:p>
          </table:table-cell>
          <table:table-cell office:value-type="string" calcext:value-type="string">
            <text:p>Bonavento, Sergio</text:p>
          </table:table-cell>
          <table:table-cell office:value-type="float" office:value="33293881" calcext:value-type="float">
            <text:p>33293881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41138235" calcext:value-type="float">
            <text:p>41138235</text:p>
          </table:table-cell>
          <table:table-cell office:value-type="string" calcext:value-type="string">
            <text:p>BUZZONI BIALE, ARIEL NICOLAS</text:p>
          </table:table-cell>
          <table:table-cell office:value-type="float" office:value="41138235" calcext:value-type="float">
            <text:p>4113823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3116185" calcext:value-type="float">
            <text:p>33116185</text:p>
          </table:table-cell>
          <table:table-cell office:value-type="string" calcext:value-type="string">
            <text:p>CARNOVALE, PABLO EZEQUIEL</text:p>
          </table:table-cell>
          <table:table-cell office:value-type="float" office:value="33116185" calcext:value-type="float">
            <text:p>3311618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769558" calcext:value-type="float">
            <text:p>39769558</text:p>
          </table:table-cell>
          <table:table-cell office:value-type="string" calcext:value-type="string">
            <text:p>CASTILLO,TOMAS EUGENIO</text:p>
          </table:table-cell>
          <table:table-cell office:value-type="float" office:value="39769558" calcext:value-type="float">
            <text:p>39769558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40024525" calcext:value-type="float">
            <text:p>40024525</text:p>
          </table:table-cell>
          <table:table-cell office:value-type="string" calcext:value-type="string">
            <text:p>CAVICCHIOLI, LARA JAZMIN</text:p>
          </table:table-cell>
          <table:table-cell office:value-type="float" office:value="40024525" calcext:value-type="float">
            <text:p>4002452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946395" calcext:value-type="float">
            <text:p>38946395</text:p>
          </table:table-cell>
          <table:table-cell office:value-type="string" calcext:value-type="string">
            <text:p>CORADINI, GONZALO FABIAN</text:p>
          </table:table-cell>
          <table:table-cell office:value-type="float" office:value="38946395" calcext:value-type="float">
            <text:p>3894639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928949" calcext:value-type="float">
            <text:p>38928949</text:p>
          </table:table-cell>
          <table:table-cell office:value-type="string" calcext:value-type="string">
            <text:p>CUASSOLO, FACUNDO GONZALO</text:p>
          </table:table-cell>
          <table:table-cell office:value-type="float" office:value="38928949" calcext:value-type="float">
            <text:p>3892894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538280" calcext:value-type="float">
            <text:p>36538280</text:p>
          </table:table-cell>
          <table:table-cell office:value-type="string" calcext:value-type="string">
            <text:p>CYC JUAN FEDERICO</text:p>
          </table:table-cell>
          <table:table-cell office:value-type="float" office:value="36538280" calcext:value-type="float">
            <text:p>3653828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4559100" calcext:value-type="float">
            <text:p>34559100</text:p>
          </table:table-cell>
          <table:table-cell office:value-type="string" calcext:value-type="string">
            <text:p>DAGOSTA, JEREMIAS AGUSTIN</text:p>
          </table:table-cell>
          <table:table-cell office:value-type="float" office:value="34559100" calcext:value-type="float">
            <text:p>3455910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40955180" calcext:value-type="float">
            <text:p>40955180</text:p>
          </table:table-cell>
          <table:table-cell office:value-type="string" calcext:value-type="string">
            <text:p>DAL VERME, TOMAS</text:p>
          </table:table-cell>
          <table:table-cell office:value-type="float" office:value="40955180" calcext:value-type="float">
            <text:p>4095518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790156" calcext:value-type="float">
            <text:p>39790156</text:p>
          </table:table-cell>
          <table:table-cell office:value-type="string" calcext:value-type="string">
            <text:p>DE ARIAS, AXEL</text:p>
          </table:table-cell>
          <table:table-cell office:value-type="float" office:value="39790156" calcext:value-type="float">
            <text:p>39790156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202202" calcext:value-type="float">
            <text:p>35202202</text:p>
          </table:table-cell>
          <table:table-cell office:value-type="string" calcext:value-type="string">
            <text:p>DEVANNA, MATIAS EZEQUIEL</text:p>
          </table:table-cell>
          <table:table-cell office:value-type="float" office:value="35202202" calcext:value-type="float">
            <text:p>3520220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946018" calcext:value-type="float">
            <text:p>35946018</text:p>
          </table:table-cell>
          <table:table-cell office:value-type="string" calcext:value-type="string">
            <text:p>DEZERIO, SANDRO SEBASTIAN</text:p>
          </table:table-cell>
          <table:table-cell office:value-type="float" office:value="35946018" calcext:value-type="float">
            <text:p>35946018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075262" calcext:value-type="float">
            <text:p>36075262</text:p>
          </table:table-cell>
          <table:table-cell office:value-type="string" calcext:value-type="string">
            <text:p>DI GIACOMO GASTON FEDERICO</text:p>
          </table:table-cell>
          <table:table-cell office:value-type="float" office:value="36075262" calcext:value-type="float">
            <text:p>3607526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714539" calcext:value-type="float">
            <text:p>36714539</text:p>
          </table:table-cell>
          <table:table-cell office:value-type="string" calcext:value-type="string">
            <text:p>DORTONA, AGUSTIN OSCAR</text:p>
          </table:table-cell>
          <table:table-cell office:value-type="float" office:value="36714539" calcext:value-type="float">
            <text:p>3671453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210915" calcext:value-type="float">
            <text:p>39210915</text:p>
          </table:table-cell>
          <table:table-cell office:value-type="string" calcext:value-type="string">
            <text:p>ESCOBAR, FABIAN NORBERTO</text:p>
          </table:table-cell>
          <table:table-cell office:value-type="float" office:value="39210915" calcext:value-type="float">
            <text:p>3921091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531035" calcext:value-type="float">
            <text:p>38531035</text:p>
          </table:table-cell>
          <table:table-cell office:value-type="string" calcext:value-type="string">
            <text:p>ESTIGARRIBIA, EMMANUEL MAXIMILIANO</text:p>
          </table:table-cell>
          <table:table-cell office:value-type="float" office:value="38531035" calcext:value-type="float">
            <text:p>3853103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29824170" calcext:value-type="float">
            <text:p>29824170</text:p>
          </table:table-cell>
          <table:table-cell office:value-type="string" calcext:value-type="string">
            <text:p>FAMIGLIETTI, CRISTIAN JAVIER</text:p>
          </table:table-cell>
          <table:table-cell office:value-type="float" office:value="29824170" calcext:value-type="float">
            <text:p>2982417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073729" calcext:value-type="float">
            <text:p>36073729</text:p>
          </table:table-cell>
          <table:table-cell office:value-type="string" calcext:value-type="string">
            <text:p>FERRARESE, MARTIN</text:p>
          </table:table-cell>
          <table:table-cell office:value-type="float" office:value="36073729" calcext:value-type="float">
            <text:p>3607372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40379010" calcext:value-type="float">
            <text:p>40379010</text:p>
          </table:table-cell>
          <table:table-cell office:value-type="string" calcext:value-type="string">
            <text:p>FIGUEREDO, NICOLAS LEANDRO</text:p>
          </table:table-cell>
          <table:table-cell office:value-type="float" office:value="40379010" calcext:value-type="float">
            <text:p>4037901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442782" calcext:value-type="float">
            <text:p>37442782</text:p>
          </table:table-cell>
          <table:table-cell office:value-type="string" calcext:value-type="string">
            <text:p>FIGUEROA, MATIAS FERNANDO CRISTOBAL</text:p>
          </table:table-cell>
          <table:table-cell office:value-type="float" office:value="37442782" calcext:value-type="float">
            <text:p>3744278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957073" calcext:value-type="float">
            <text:p>35957073</text:p>
          </table:table-cell>
          <table:table-cell office:value-type="string" calcext:value-type="string">
            <text:p>FLORES GABRIEL ALEJANDRO</text:p>
          </table:table-cell>
          <table:table-cell office:value-type="float" office:value="35957073" calcext:value-type="float">
            <text:p>35957073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787914" calcext:value-type="float">
            <text:p>37787914</text:p>
          </table:table-cell>
          <table:table-cell office:value-type="string" calcext:value-type="string">
            <text:p>FLORES, CRISTIAN ROBERTO</text:p>
          </table:table-cell>
          <table:table-cell office:value-type="float" office:value="37787914" calcext:value-type="float">
            <text:p>3778791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130321" calcext:value-type="float">
            <text:p>38130321</text:p>
          </table:table-cell>
          <table:table-cell office:value-type="string" calcext:value-type="string">
            <text:p>FRITZ, BRAIAN NICOLAS</text:p>
          </table:table-cell>
          <table:table-cell office:value-type="float" office:value="38130321" calcext:value-type="float">
            <text:p>38130321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1805089" calcext:value-type="float">
            <text:p>31805089</text:p>
          </table:table-cell>
          <table:table-cell office:value-type="string" calcext:value-type="string">
            <text:p>FUNES, HERNAN JAVIER</text:p>
          </table:table-cell>
          <table:table-cell office:value-type="float" office:value="31805089" calcext:value-type="float">
            <text:p>3180508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120807" calcext:value-type="float">
            <text:p>37120807</text:p>
          </table:table-cell>
          <table:table-cell office:value-type="string" calcext:value-type="string">
            <text:p>GASIOR, FEDERICO MAURO</text:p>
          </table:table-cell>
          <table:table-cell office:value-type="float" office:value="37120807" calcext:value-type="float">
            <text:p>37120807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512840" calcext:value-type="float">
            <text:p>36512840</text:p>
          </table:table-cell>
          <table:table-cell office:value-type="string" calcext:value-type="string">
            <text:p>GIUPPONI JOAQUIN EMILIO</text:p>
          </table:table-cell>
          <table:table-cell office:value-type="float" office:value="36512840" calcext:value-type="float">
            <text:p>3651284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798962" calcext:value-type="float">
            <text:p>36798962</text:p>
          </table:table-cell>
          <table:table-cell office:value-type="string" calcext:value-type="string">
            <text:p>GOLIK GASTON EZEQUIEL</text:p>
          </table:table-cell>
          <table:table-cell office:value-type="float" office:value="36798962" calcext:value-type="float">
            <text:p>3679896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413982" calcext:value-type="float">
            <text:p>39413982</text:p>
          </table:table-cell>
          <table:table-cell office:value-type="string" calcext:value-type="string">
            <text:p>GOMEZ, NICOLAS EDUARDO</text:p>
          </table:table-cell>
          <table:table-cell office:value-type="float" office:value="39413982" calcext:value-type="float">
            <text:p>3941398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94490934" calcext:value-type="float">
            <text:p>94490934</text:p>
          </table:table-cell>
          <table:table-cell office:value-type="string" calcext:value-type="string">
            <text:p>GONZALEZ ESCURRA, GUSTAVO</text:p>
          </table:table-cell>
          <table:table-cell office:value-type="float" office:value="94490934" calcext:value-type="float">
            <text:p>9449093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29532068" calcext:value-type="float">
            <text:p>29532068</text:p>
          </table:table-cell>
          <table:table-cell office:value-type="string" calcext:value-type="string">
            <text:p>GONZALEZ GERARDO JAVIER</text:p>
          </table:table-cell>
          <table:table-cell office:value-type="float" office:value="29532068" calcext:value-type="float">
            <text:p>29532068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2009373" calcext:value-type="float">
            <text:p>32009373</text:p>
          </table:table-cell>
          <table:table-cell office:value-type="string" calcext:value-type="string">
            <text:p>GONZALEZ, DAVID FABIAN</text:p>
          </table:table-cell>
          <table:table-cell office:value-type="float" office:value="32009373" calcext:value-type="float">
            <text:p>32009373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879820" calcext:value-type="float">
            <text:p>39879820</text:p>
          </table:table-cell>
          <table:table-cell office:value-type="string" calcext:value-type="string">
            <text:p>GUAYTA, PABLO GABRIEL</text:p>
          </table:table-cell>
          <table:table-cell office:value-type="float" office:value="39879820" calcext:value-type="float">
            <text:p>3987982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200355" calcext:value-type="float">
            <text:p>36200355</text:p>
          </table:table-cell>
          <table:table-cell office:value-type="string" calcext:value-type="string">
            <text:p>GUTIERREZ, RUBEN DARIO</text:p>
          </table:table-cell>
          <table:table-cell office:value-type="float" office:value="36200355" calcext:value-type="float">
            <text:p>3620035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206999" calcext:value-type="float">
            <text:p>37206999</text:p>
          </table:table-cell>
          <table:table-cell office:value-type="string" calcext:value-type="string">
            <text:p>IBACETA, <text:s/>LEANDRO LEONEL</text:p>
          </table:table-cell>
          <table:table-cell office:value-type="float" office:value="37206999" calcext:value-type="float">
            <text:p>3720699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3530202" calcext:value-type="float">
            <text:p>33530202</text:p>
          </table:table-cell>
          <table:table-cell office:value-type="string" calcext:value-type="string">
            <text:p>IBARRA, GERARDO DARIO</text:p>
          </table:table-cell>
          <table:table-cell office:value-type="float" office:value="33530202" calcext:value-type="float">
            <text:p>3353020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347235" calcext:value-type="float">
            <text:p>39347235</text:p>
          </table:table-cell>
          <table:table-cell office:value-type="string" calcext:value-type="string">
            <text:p>IZAGUIRRE RODRIGUEZ, ALAN JOEL</text:p>
          </table:table-cell>
          <table:table-cell office:value-type="float" office:value="39347235" calcext:value-type="float">
            <text:p>3934723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083826" calcext:value-type="float">
            <text:p>36083826</text:p>
          </table:table-cell>
          <table:table-cell office:value-type="string" calcext:value-type="string">
            <text:p>JALID. FERNANDO DANIEL</text:p>
          </table:table-cell>
          <table:table-cell office:value-type="float" office:value="36083826" calcext:value-type="float">
            <text:p>36083826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247956" calcext:value-type="float">
            <text:p>37247956</text:p>
          </table:table-cell>
          <table:table-cell office:value-type="string" calcext:value-type="string">
            <text:p>Kaucic, Florencia</text:p>
          </table:table-cell>
          <table:table-cell office:value-type="float" office:value="37247956" calcext:value-type="float">
            <text:p>37247956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819912" calcext:value-type="float">
            <text:p>38819912</text:p>
          </table:table-cell>
          <table:table-cell office:value-type="string" calcext:value-type="string">
            <text:p>LELL, MATIAS NICOLAS</text:p>
          </table:table-cell>
          <table:table-cell office:value-type="float" office:value="38819912" calcext:value-type="float">
            <text:p>3881991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3745357" calcext:value-type="float">
            <text:p>33745357</text:p>
          </table:table-cell>
          <table:table-cell office:value-type="string" calcext:value-type="string">
            <text:p>LONGO, LAUTARO ARIEL</text:p>
          </table:table-cell>
          <table:table-cell office:value-type="float" office:value="33745357" calcext:value-type="float">
            <text:p>33745357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1272131" calcext:value-type="float">
            <text:p>31272131</text:p>
          </table:table-cell>
          <table:table-cell office:value-type="string" calcext:value-type="string">
            <text:p>LOPEZ, FERNANDO DAMIAN</text:p>
          </table:table-cell>
          <table:table-cell office:value-type="float" office:value="31272131" calcext:value-type="float">
            <text:p>31272131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154213" calcext:value-type="float">
            <text:p>39154213</text:p>
          </table:table-cell>
          <table:table-cell office:value-type="string" calcext:value-type="string">
            <text:p>LOPEZ, PABLO JOEL</text:p>
          </table:table-cell>
          <table:table-cell office:value-type="float" office:value="39154213" calcext:value-type="float">
            <text:p>39154213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456381" calcext:value-type="float">
            <text:p>38456381</text:p>
          </table:table-cell>
          <table:table-cell office:value-type="string" calcext:value-type="string">
            <text:p>MARTINEZ, JULIAN ARIEL</text:p>
          </table:table-cell>
          <table:table-cell office:value-type="float" office:value="38456381" calcext:value-type="float">
            <text:p>38456381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4374330" calcext:value-type="float">
            <text:p>34374330</text:p>
          </table:table-cell>
          <table:table-cell office:value-type="string" calcext:value-type="string">
            <text:p>MAULELLA. PABLO EZEQUIEL</text:p>
          </table:table-cell>
          <table:table-cell office:value-type="float" office:value="34374330" calcext:value-type="float">
            <text:p>3437433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841427" calcext:value-type="float">
            <text:p>38841427</text:p>
          </table:table-cell>
          <table:table-cell office:value-type="string" calcext:value-type="string">
            <text:p>MENEGHINI, DANIEL MAXIMILIANO EZEQUIEL</text:p>
          </table:table-cell>
          <table:table-cell office:value-type="float" office:value="38841427" calcext:value-type="float">
            <text:p>38841427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250369" calcext:value-type="float">
            <text:p>37250369</text:p>
          </table:table-cell>
          <table:table-cell office:value-type="string" calcext:value-type="string">
            <text:p>MERCADO, MAXIMILIANO NAHUEL</text:p>
          </table:table-cell>
          <table:table-cell office:value-type="float" office:value="37250369" calcext:value-type="float">
            <text:p>3725036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970494" calcext:value-type="float">
            <text:p>35970494</text:p>
          </table:table-cell>
          <table:table-cell office:value-type="string" calcext:value-type="string">
            <text:p>MERINO, MATÍAS</text:p>
          </table:table-cell>
          <table:table-cell office:value-type="float" office:value="35970494" calcext:value-type="float">
            <text:p>3597049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538322" calcext:value-type="float">
            <text:p>35538322</text:p>
          </table:table-cell>
          <table:table-cell office:value-type="string" calcext:value-type="string">
            <text:p>MIDALI, BRUNO GASTON</text:p>
          </table:table-cell>
          <table:table-cell office:value-type="float" office:value="35538322" calcext:value-type="float">
            <text:p>3553832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159514" calcext:value-type="float">
            <text:p>36159514</text:p>
          </table:table-cell>
          <table:table-cell office:value-type="string" calcext:value-type="string">
            <text:p>MORALES PEÑA, PABLO GABRIEL</text:p>
          </table:table-cell>
          <table:table-cell office:value-type="float" office:value="36159514" calcext:value-type="float">
            <text:p>3615951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992179" calcext:value-type="float">
            <text:p>36992179</text:p>
          </table:table-cell>
          <table:table-cell office:value-type="string" calcext:value-type="string">
            <text:p>NESTROJIL, LUCAS NAHUEL</text:p>
          </table:table-cell>
          <table:table-cell office:value-type="float" office:value="36992179" calcext:value-type="float">
            <text:p>3699217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020494" calcext:value-type="float">
            <text:p>37020494</text:p>
          </table:table-cell>
          <table:table-cell office:value-type="string" calcext:value-type="string">
            <text:p>NICOLOSO, LUCAS</text:p>
          </table:table-cell>
          <table:table-cell office:value-type="float" office:value="37020494" calcext:value-type="float">
            <text:p>3702049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4375738" calcext:value-type="float">
            <text:p>34375738</text:p>
          </table:table-cell>
          <table:table-cell office:value-type="string" calcext:value-type="string">
            <text:p>OCCHI MARTIN ALEJANDRO</text:p>
          </table:table-cell>
          <table:table-cell office:value-type="float" office:value="34375738" calcext:value-type="float">
            <text:p>34375738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902635" calcext:value-type="float">
            <text:p>35902635</text:p>
          </table:table-cell>
          <table:table-cell office:value-type="string" calcext:value-type="string">
            <text:p>OJEDA MARIANA ELIZABETH</text:p>
          </table:table-cell>
          <table:table-cell office:value-type="float" office:value="35902635" calcext:value-type="float">
            <text:p>3590263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982208" calcext:value-type="float">
            <text:p>36982208</text:p>
          </table:table-cell>
          <table:table-cell office:value-type="string" calcext:value-type="string">
            <text:p>PALOPOLI, JUAN JOSE</text:p>
          </table:table-cell>
          <table:table-cell office:value-type="float" office:value="36982208" calcext:value-type="float">
            <text:p>36982208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1070596" calcext:value-type="float">
            <text:p>31070596</text:p>
          </table:table-cell>
          <table:table-cell office:value-type="string" calcext:value-type="string">
            <text:p>PANDULLO, MATIAS</text:p>
          </table:table-cell>
          <table:table-cell office:value-type="float" office:value="31070596" calcext:value-type="float">
            <text:p>31070596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166476" calcext:value-type="float">
            <text:p>38166476</text:p>
          </table:table-cell>
          <table:table-cell office:value-type="string" calcext:value-type="string">
            <text:p>PAVAN SARQUIS, ESTEBAN</text:p>
          </table:table-cell>
          <table:table-cell office:value-type="float" office:value="38166476" calcext:value-type="float">
            <text:p>38166476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254846" calcext:value-type="float">
            <text:p>35254846</text:p>
          </table:table-cell>
          <table:table-cell office:value-type="string" calcext:value-type="string">
            <text:p>PEREZ MAXIMILIANO, JESUS HERNAN</text:p>
          </table:table-cell>
          <table:table-cell office:value-type="float" office:value="35254846" calcext:value-type="float">
            <text:p>35254846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3442839" calcext:value-type="float">
            <text:p>33442839</text:p>
          </table:table-cell>
          <table:table-cell office:value-type="string" calcext:value-type="string">
            <text:p>PILECI, PABLO SEBASTIAN</text:p>
          </table:table-cell>
          <table:table-cell office:value-type="float" office:value="33442839" calcext:value-type="float">
            <text:p>3344283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532465" calcext:value-type="float">
            <text:p>35532465</text:p>
          </table:table-cell>
          <table:table-cell office:value-type="string" calcext:value-type="string">
            <text:p>PIN ETCHAVE ELEAZAR PATRICIO</text:p>
          </table:table-cell>
          <table:table-cell office:value-type="float" office:value="35532465" calcext:value-type="float">
            <text:p>3553246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771635" calcext:value-type="float">
            <text:p>39771635</text:p>
          </table:table-cell>
          <table:table-cell office:value-type="string" calcext:value-type="string">
            <text:p>QUEIROLO, FERNANDO EZEQUIEL</text:p>
          </table:table-cell>
          <table:table-cell office:value-type="float" office:value="39771635" calcext:value-type="float">
            <text:p>3977163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991632" calcext:value-type="float">
            <text:p>38991632</text:p>
          </table:table-cell>
          <table:table-cell office:value-type="string" calcext:value-type="string">
            <text:p>RAIMONDO, PABLO ANDRES</text:p>
          </table:table-cell>
          <table:table-cell office:value-type="float" office:value="38991632" calcext:value-type="float">
            <text:p>3899163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332450" calcext:value-type="float">
            <text:p>39332450</text:p>
          </table:table-cell>
          <table:table-cell office:value-type="string" calcext:value-type="string">
            <text:p>REYNOSO, THOMAS IGNACIO</text:p>
          </table:table-cell>
          <table:table-cell office:value-type="float" office:value="39332450" calcext:value-type="float">
            <text:p>3933245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275345" calcext:value-type="float">
            <text:p>36275345</text:p>
          </table:table-cell>
          <table:table-cell office:value-type="string" calcext:value-type="string">
            <text:p>ROBLES EZEQUIEL MARTIN</text:p>
          </table:table-cell>
          <table:table-cell office:value-type="float" office:value="36275345" calcext:value-type="float">
            <text:p>3627534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822462" calcext:value-type="float">
            <text:p>36822462</text:p>
          </table:table-cell>
          <table:table-cell office:value-type="string" calcext:value-type="string">
            <text:p>RODRIGUEZ GABRIEL ALFONSO</text:p>
          </table:table-cell>
          <table:table-cell office:value-type="float" office:value="36822462" calcext:value-type="float">
            <text:p>3682246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4364579" calcext:value-type="float">
            <text:p>34364579</text:p>
          </table:table-cell>
          <table:table-cell office:value-type="string" calcext:value-type="string">
            <text:p>RODRIGUEZ, MATIAS SEBASTIAN</text:p>
          </table:table-cell>
          <table:table-cell office:value-type="float" office:value="34364579" calcext:value-type="float">
            <text:p>3436457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142751" calcext:value-type="float">
            <text:p>35142751</text:p>
          </table:table-cell>
          <table:table-cell office:value-type="string" calcext:value-type="string">
            <text:p>RODRIGUEZ, SILVANA EDITH</text:p>
          </table:table-cell>
          <table:table-cell office:value-type="float" office:value="35142751" calcext:value-type="float">
            <text:p>35142751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94448064" calcext:value-type="float">
            <text:p>94448064</text:p>
          </table:table-cell>
          <table:table-cell office:value-type="string" calcext:value-type="string">
            <text:p>ROJAS STOLL, HECTOR CARLOS</text:p>
          </table:table-cell>
          <table:table-cell office:value-type="float" office:value="94448064" calcext:value-type="float">
            <text:p>9444806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2822781" calcext:value-type="float">
            <text:p>32822781</text:p>
          </table:table-cell>
          <table:table-cell office:value-type="string" calcext:value-type="string">
            <text:p>SALMIN, SILVIO ANDRES</text:p>
          </table:table-cell>
          <table:table-cell office:value-type="float" office:value="32822781" calcext:value-type="float">
            <text:p>32822781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142454" calcext:value-type="float">
            <text:p>38142454</text:p>
          </table:table-cell>
          <table:table-cell office:value-type="string" calcext:value-type="string">
            <text:p>SALVA, RICARDO NICOLAS</text:p>
          </table:table-cell>
          <table:table-cell office:value-type="float" office:value="38142454" calcext:value-type="float">
            <text:p>3814245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071602" calcext:value-type="float">
            <text:p>35071602</text:p>
          </table:table-cell>
          <table:table-cell office:value-type="string" calcext:value-type="string">
            <text:p>SAMPAYO, RODRIGO MARTIN</text:p>
          </table:table-cell>
          <table:table-cell office:value-type="float" office:value="35071602" calcext:value-type="float">
            <text:p>3507160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597077" calcext:value-type="float">
            <text:p>36597077</text:p>
          </table:table-cell>
          <table:table-cell office:value-type="string" calcext:value-type="string">
            <text:p>SANDOVAL ARIEL EDUARDO</text:p>
          </table:table-cell>
          <table:table-cell office:value-type="float" office:value="36597077" calcext:value-type="float">
            <text:p>36597077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319489" calcext:value-type="float">
            <text:p>38319489</text:p>
          </table:table-cell>
          <table:table-cell office:value-type="string" calcext:value-type="string">
            <text:p>SAPAYA, NICOLAS MARTIN</text:p>
          </table:table-cell>
          <table:table-cell office:value-type="float" office:value="38319489" calcext:value-type="float">
            <text:p>3831948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860875" calcext:value-type="float">
            <text:p>37860875</text:p>
          </table:table-cell>
          <table:table-cell office:value-type="string" calcext:value-type="string">
            <text:p>SERRANO, ALEX</text:p>
          </table:table-cell>
          <table:table-cell office:value-type="float" office:value="37860875" calcext:value-type="float">
            <text:p>3786087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912062" calcext:value-type="float">
            <text:p>39912062</text:p>
          </table:table-cell>
          <table:table-cell office:value-type="string" calcext:value-type="string">
            <text:p>SILVESTRI, VALERIA AYELEN</text:p>
          </table:table-cell>
          <table:table-cell office:value-type="float" office:value="39912062" calcext:value-type="float">
            <text:p>3991206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846529" calcext:value-type="float">
            <text:p>36846529</text:p>
          </table:table-cell>
          <table:table-cell office:value-type="string" calcext:value-type="string">
            <text:p>TARRABE MAXIMILIANO LUIS</text:p>
          </table:table-cell>
          <table:table-cell office:value-type="float" office:value="36846529" calcext:value-type="float">
            <text:p>3684652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9268074" calcext:value-type="float">
            <text:p>39268074</text:p>
          </table:table-cell>
          <table:table-cell office:value-type="string" calcext:value-type="string">
            <text:p>TEJERINA, EZEQUIEL</text:p>
          </table:table-cell>
          <table:table-cell office:value-type="float" office:value="39268074" calcext:value-type="float">
            <text:p>3926807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28238933" calcext:value-type="float">
            <text:p>28238933</text:p>
          </table:table-cell>
          <table:table-cell office:value-type="string" calcext:value-type="string">
            <text:p>TILLAR, ROMINA PAOLA</text:p>
          </table:table-cell>
          <table:table-cell office:value-type="float" office:value="28238933" calcext:value-type="float">
            <text:p>28238933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617339" calcext:value-type="float">
            <text:p>38617339</text:p>
          </table:table-cell>
          <table:table-cell office:value-type="string" calcext:value-type="string">
            <text:p>TOCINO, JUAN JOSE</text:p>
          </table:table-cell>
          <table:table-cell office:value-type="float" office:value="38617339" calcext:value-type="float">
            <text:p>38617339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243228" calcext:value-type="float">
            <text:p>37243228</text:p>
          </table:table-cell>
          <table:table-cell office:value-type="string" calcext:value-type="string">
            <text:p>TOMAINO, MATIAS SEBASTIAN</text:p>
          </table:table-cell>
          <table:table-cell office:value-type="float" office:value="37243228" calcext:value-type="float">
            <text:p>37243228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6070412" calcext:value-type="float">
            <text:p>36070412</text:p>
          </table:table-cell>
          <table:table-cell office:value-type="string" calcext:value-type="string">
            <text:p>TROTTA, MAURO ARIEL</text:p>
          </table:table-cell>
          <table:table-cell office:value-type="float" office:value="36070412" calcext:value-type="float">
            <text:p>3607041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2236740" calcext:value-type="float">
            <text:p>32236740</text:p>
          </table:table-cell>
          <table:table-cell office:value-type="string" calcext:value-type="string">
            <text:p>UBILLOS, MATIAS AGUSTIN</text:p>
          </table:table-cell>
          <table:table-cell office:value-type="float" office:value="32236740" calcext:value-type="float">
            <text:p>3223674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8059006" calcext:value-type="float">
            <text:p>38059006</text:p>
          </table:table-cell>
          <table:table-cell office:value-type="string" calcext:value-type="string">
            <text:p>VARGAS, JUAN GABRIEL</text:p>
          </table:table-cell>
          <table:table-cell office:value-type="float" office:value="38059006" calcext:value-type="float">
            <text:p>38059006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423384" calcext:value-type="float">
            <text:p>35423384</text:p>
          </table:table-cell>
          <table:table-cell office:value-type="string" calcext:value-type="string">
            <text:p>VAZQUEZ, FERNANDO NICOLAS</text:p>
          </table:table-cell>
          <table:table-cell office:value-type="float" office:value="35423384" calcext:value-type="float">
            <text:p>35423384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5234985" calcext:value-type="float">
            <text:p>35234985</text:p>
          </table:table-cell>
          <table:table-cell office:value-type="string" calcext:value-type="string">
            <text:p>VIGIANI, GUIDO</text:p>
          </table:table-cell>
          <table:table-cell office:value-type="float" office:value="35234985" calcext:value-type="float">
            <text:p>35234985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0603450" calcext:value-type="float">
            <text:p>30603450</text:p>
          </table:table-cell>
          <table:table-cell office:value-type="string" calcext:value-type="string">
            <text:p>VINCI, DAMIAN FERNANDO</text:p>
          </table:table-cell>
          <table:table-cell office:value-type="float" office:value="30603450" calcext:value-type="float">
            <text:p>30603450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float" office:value="37541442" calcext:value-type="float">
            <text:p>37541442</text:p>
          </table:table-cell>
          <table:table-cell office:value-type="string" calcext:value-type="string">
            <text:p>ZIMARINO, GUILLERMO TOMAS</text:p>
          </table:table-cell>
          <table:table-cell office:value-type="float" office:value="37541442" calcext:value-type="float">
            <text:p>37541442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BSERVACIONES" table:style-name="ta3">
        <table:table-column table:style-name="co1" table:number-columns-repeated="1024" table:default-cell-style-name="ce3"/>
        <table:table-row table:style-name="ro2">
          <table:table-cell table:style-name="ce4" office:value-type="string" calcext:value-type="string">
            <text:p>Curso</text:p>
          </table:table-cell>
          <table:table-cell table:style-name="ce4" office:value-type="string" calcext:value-type="string">
            <text:p>Comision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Observac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MENTOS DE INTELIGENCIA ARTIFICIAL</text:p>
          </table:table-cell>
          <table:table-cell office:value-type="string" calcext:value-type="string">
            <text:p>01-2900</text:p>
          </table:table-cell>
          <table:table-cell office:value-type="string" calcext:value-type="string">
            <text:p>2020-04-07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游ゴシック" style:language-asian="ja" style:country-asian="JP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27cm" fo:margin-right="1.27cm" style:print-page-order="ttb" style:first-page-number="1" style:scale-to="100%" style:writing-mode="lr-tb" style:print="charts drawings objects zero-values"/>
      <style:header-style>
        <style:header-footer-properties fo:min-height="1.27cm" fo:margin-left="0cm" fo:margin-right="0cm" fo:margin-bottom="0.847cm"/>
      </style:header-style>
      <style:footer-style>
        <style:header-footer-properties fo:min-height="1.27cm" fo:margin-left="0cm" fo:margin-right="0cm" fo:margin-top="0.8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ISTENCIA_20_COMPLETO" style:display-name="PageStyle_ASISTENCIA COMPLET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BSERVACIONES" style:display-name="PageStyle_OBSERVACION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SISTENCIA_20_RESUMEN" style:display-name="PageStyle_ASISTENCIA RESUM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8T17:43:43</meta:creation-date>
    <meta:initial-creator>MIeL</meta:initial-creator>
    <meta:editing-cycles>1</meta:editing-cycles>
    <meta:editing-duration>PT2M12S</meta:editing-duration>
    <dc:date>2020-04-08T14:45:58.563000000</dc:date>
    <meta:document-statistic meta:table-count="3" meta:cell-count="957" meta:object-count="0"/>
    <meta:generator>LibreOffice/6.4.0.3$Windows_X86_64 LibreOffice_project/b0a288ab3d2d4774cb44b62f04d5d28733ac6df8</meta:generator>
  </office:meta>
</office:document-meta>
</file>